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style:text-underline-style="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style:style>
    <style:style style:name="P6" style:family="paragraph" style:parent-style-name="Text_20_body">
      <style:paragraph-properties fo:padding="0in" fo:border="none" style:shadow="none" style:join-border="false"/>
    </style:style>
    <style:style style:name="P7" style:family="paragraph" style:parent-style-name="Heading_20_1">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2" style:list-style-name=""/>
    <style:style style:name="P10"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eute Dundalk</text:h>
      <text:p text:style-name="Standard"/>
      <text:p text:style-name="Text_20_body">Etudiant ténébreux: Ludovic (Sven) Clain</text:p>
      <text:p text:style-name="Text_20_body">Le flic: Dermot <text:s/>O'Conneil <text:s text:c="2"/></text:p>
      <text:p text:style-name="Text_20_body">Red Head redemption : Ruth Sulliven </text:p>
      <text:p text:style-name="Text_20_body">Rugbyman : Christopher Morvant</text:p>
      <text:p text:style-name="Text_20_body">La violoniste dérangée: Claudia Strauss. </text:p>
      <text:p text:style-name="Text_20_body"/>
      <text:p text:style-name="P2">Scénario d'initation pour le monde du jeu.</text:p>
      <text:h text:style-name="P8" text:outline-level="1">L'étudiant ténébreux</text:h>
      <text:p text:style-name="Text_20_body">Etudiant: Ludovic (Sven) Clain</text:p>
      <text:p text:style-name="P4"><text:span text:style-name="T1">Auspice:</text:span> Ithaeur</text:p>
      <text:p text:style-name="Standard">Tu es un jeune étudiant en langue. Tu as choisi de faire une année erasmus en irlande pour plusieurs raisons: être enfin seul (plus de parents à supporter) et pour t'amuser un peu : glandouille, soirée étudiante et jeunes étudiantes. Hélas, ta première transformation a changé un peu tes projets. Ta nouvelle condition te fait comprendre pourquoi, tu as toujours été mal à l'aise avec les autres (famille et amis). Cela explique aussi pourquoi, tu as une si grande soif de connaissance en occultisme et phénomènes inexplicables.</text:p>
      <text:p text:style-name="Standard">Te voila maintenant <text:span text:style-name="T2">Ithaeur</text:span>. Tu commences à prendre conscience de l'importance de ton rôle dans la meute. Tu es le membre qui a le plus d'affinités avec le monde des esprits (Hisile). Ton mentor t'a expliqué tout cela à la suite de ton premier changement. Cela commence à se mettre en place dans ta tête.</text:p>
      <text:p text:style-name="Standard"/>
      <text:p text:style-name="Standard">Cela fait un mois que la meute est formée. C'est une jeune meute, elle a <text:s/>été créée par décision des meutes environnantes afin de les soutenir dans cette zone.</text:p>
      <text:p text:style-name="Standard"/>
      <text:p text:style-name="Standard">Ce soir, tu as convoqué tes frères de meutes car il est temps pour ta meute d'aller chercher un totem. Ton mentor te l'as dit. La lune est en croisant, c'est ton auspice. Il te semble le plus facile pour toi de commencer cette recherche ce soir. Cela prendra du temps, mais tu sais que ta meute en ressortira plus puissante. En effet, un totem est un esprit qui accepte d'aider une meute de loup-garous en échange, le totem demandera certains sacrifices …</text:p>
      <text:p text:style-name="Standard"/>
      <text:p text:style-name="Standard">Tu es conscient de n'être pas le plus apprécier de ta meute. Tu débutes dans ton rôle. Tu as encore tant à apprendre alors que les autres jouent avec leur nouvelle capacité. Tu as une responsabilité envers eux. Claudia (la violoniste) et Dermot (le flic) ont conscience de ce nouveau fardeau. Ruth aime te taquiné quand tu échoues, elle reste une personne de confiance. Chistopher te semble moins concerné par votre rôle. Tu te méfie de lui. Tu espères qu'il viendra ce soir.</text:p>
      <text:h text:style-name="P9" text:outline-level="2"/>
      <text:h text:style-name="P10" text:outline-level="2">Dons:</text:h>
      <text:h text:style-name="Heading_20_3" text:outline-level="3">Vision de la mort: </text:h>
      <text:p text:style-name="Standard">Voir les impressions laissées par la mort. </text:p>
      <text:p text:style-name="Standard"><text:span text:style-name="T3">Jet de dés</text:span> : Aucun </text:p>
      <text:p text:style-name="Standard"><text:span text:style-name="T3">Coût</text:span>: Aucun</text:p>
      <text:p text:style-name="Standard">Page 127</text:p>
      <text:h text:style-name="Heading_20_3" text:outline-level="3">Oeil sur les deux mondes: </text:h>
      <text:p text:style-name="Text_20_body">Ce don permet de voir l'autre monde sans y aller. Il est parfois utile pour un Loup-garou d'identifier si un élément du monde physique est présent dans le monde des esprits (et vice versa).</text:p>
      <text:p text:style-name="Text_20_body"><text:span text:style-name="T3">Jet de dés</text:span>: Astuce + Occulte + Sagesse</text:p>
      <text:p text:style-name="Text_20_body"><text:span text:style-name="T3">Coût</text:span>:aucun</text:p>
      <text:p text:style-name="Text_20_body"><text:span text:style-name="T3">Page: </text:span>104</text:p>
      <text:h text:style-name="Heading_20_3" text:outline-level="3">Sentir la corruption</text:h>
      <text:p text:style-name="P5">Detecter la présence d'être surnaturels (vampire, mage...)</text:p>
      <text:p text:style-name="Standard"><text:span text:style-name="T3">Jet de dés</text:span> : Astuce + Occulte + Purete</text:p>
      <text:p text:style-name="Standard"><text:span text:style-name="T3">Coût</text:span>: Aucun</text:p>
      <text:p text:style-name="Standard">Page 135</text:p>
      <text:p text:style-name="Text_20_body"/>
      <text:h text:style-name="P8" text:outline-level="1">Violoniste dérangée</text:h>
      <text:p text:style-name="Standard">Nom: Claudia Strauss - </text:p>
      <text:p text:style-name="P4"><text:span text:style-name="T1">Auspice:</text:span> Cahalite.</text:p>
      <text:p text:style-name="Standard">Jeune prodige de la musique classique, tu es considérée dans le milieu comme la plus grande violoniste d'Europe. La musique est ta passion. Ton éducation a été principalement orienté pour faire de toi une vrai artiste. Tes parents t'ont beaucoup poussé dans cette voie. Tu ne le regrettes pas même si ton enfance est passée trop vite entre les concours de conservatoires, auditions ou les concerts. Il est assez fréquent pour toi de donner des interviews pour des journaux ou magazines spécialisés. Tu es partie d'Allemagne pour effectuer une année Erasmus en Irlande. C'est le moyen pour toi de respirer un an loin des parents et des médias. Grâce à ta musique, tu es riche (tu roules en porsche). Tes parents font partie de la classe moyenne (vers le haute quand même). </text:p>
      <text:p text:style-name="Standard">Depuis très jeune, tu fais des rêves étranges: <text:s/>un monde nocturne, des créatures immatérielles. Parfois, tes rêves renfermaient quelques <text:s/>prémonitions. </text:p>
      <text:p text:style-name="Standard">Depuis ta première transformation, ces rêves sont de plus en plus fréquents et détaillés. Tu comprends même ce que tu vois: la Pangée, parfois l'hisile. Tu ne comprends pas pourquoi tu les vois. Ces rêves t'ont valu de nombreuses heures chez un psychiatre et des regards étranges dans tes différentes écoles.</text:p>
      <text:p text:style-name="Standard"/>
      <text:p text:style-name="Standard">Tu sais vivre avec et cacher ton côté bizarre, tu es un peu dans la lune. Certaines personnes trouvent ça attachant. Tu es une artiste maintenant. Tu as faillit perdre la vie lors de la première crise que ta meute a vécu, (il y a 2 semaines).</text:p>
      <text:p text:style-name="Standard"/>
      <text:p text:style-name="Standard">Dernièrement, tu as fait un rêve assez étrange. Une femme belle et triste, vêtue <text:s/>de blanc et ayant une peau si blanche, qu'elle ressemblait à la lune. <text:s/>Dans ton rêve vous vous êtes longuement regardées puis son visage à légèrement évoluer pour former le visage d'une vieille femme. Elle émit un cri très aigu. Le cri provoqua de la douleur, tu te réveillas d'un bond, en sueur. </text:p>
      <text:p text:style-name="Standard">Tes parents viennent te rendre visite pour les vacances de printemps, (dans une semaine). Ils seront accompagnait par les journalistes d'un magasin japonais. Ils veulent t'interviewer pour connaître ton sentiment sur les provocations, de la jeune Asaka Sanikashi. Ta rivale de toujours. Les média semblent aimer la rivalité qui vous oppose. Tu n'y as jamais attaché grande importance. </text:p>
      <text:p text:style-name="Standard">La nuit dernière, tu es allé dans un bar avec ton amie (et coloc) « Trish Horgan », après avoir improviser quelques mélodies celtiques et bu quelques bières, elle a suivi un jeune homme. Tu n'as pas eu de nouvelle depuis. Rien de très inhabituel de sa part mais tu restes vigilantes. </text:p>
      <text:p text:style-name="Standard"/>
      <text:p text:style-name="Standard">Ce soir, Sven a demandé la réunion de le meute. Tu le trouves assez cool. Il a l'air de prendre son rôle à coeur. Dermot (le flic) est une personne sage et calme, Tu sais qu'il est le meilleur choix d'alpha. Ruth (Red Head redemption) est un peu trop directe et ne prend pas assez de recul par rapport aux événements. Elle reste une personne de confiance. Christopher est un allier puissant mais il semble peu enclin à changer de vie.</text:p>
      <text:p text:style-name="Standard"/>
      <text:p text:style-name="Standard"><text:soft-page-break/></text:p>
      <text:h text:style-name="Heading_20_2" text:outline-level="2">Dons:</text:h>
      <text:h text:style-name="Heading_20_3" text:outline-level="3">Nuit Noire : </text:h>
      <text:p text:style-name="Standard">Ce don te permet d'éteindre tous les appareils produisant de la lumière sur toute une zone (une maison par exemple). </text:p>
      <text:p text:style-name="Standard"><text:span text:style-name="T3">Jet de dés</text:span> :</text:p>
      <text:p text:style-name="Standard">cout:</text:p>
      <text:p text:style-name="Standard">Page: 146</text:p>
      <text:h text:style-name="Heading_20_3" text:outline-level="3">Les bons mots: </text:h>
      <text:p text:style-name="Standard">Motivez ses amis ou apaise les tensions (bonus + 2 au test sociaux).</text:p>
      <text:p text:style-name="Standard"/>
      <text:p text:style-name="Standard"><text:span text:style-name="T3">Jet de dés</text:span> : aucun</text:p>
      <text:p text:style-name="Standard">cout: aucun</text:p>
      <text:p text:style-name="Standard">Page: 117</text:p>
      <text:h text:style-name="Heading_20_3" text:outline-level="3">Connaitre un nom: </text:h>
      <text:p text:style-name="Text_20_body">Connaitre le vrai nom d'une personne. </text:p>
      <text:p text:style-name="Standard"><text:span text:style-name="T3">Jet de dés</text:span> : Intelligence + investigation + ruse vs résolution + instinct primal</text:p>
      <text:p text:style-name="Standard"><text:span text:style-name="T3">cout</text:span> : Aucun</text:p>
      <text:p text:style-name="Standard">Page: 143</text:p>
      <text:p text:style-name="Standard"/>
      <text:p text:style-name="Standard"/>
      <text:p text:style-name="Standard"/>
      <text:h text:style-name="P8" text:outline-level="1">Jeune Flic </text:h>
      <text:p text:style-name="Standard">Nom: Dermot O'Conneil </text:p>
      <text:p text:style-name="P4"><text:span text:style-name="T1">Auspice:</text:span> Elodothe</text:p>
      <text:p text:style-name="Text_20_body">Tu es issu d'une famille irlandaise assez pauvre. Tes parents ont 4 enfants. Tu es l' aîné. Tes parents ne pouvaient pas te financer des études supérieures. Tu as donc choisi de trouver du travail. Ton envie de faire le bien t'a conduit à t' engager dans la police. Tu espères ainsi protéger et servir ta ville et aider tes concitoyens.</text:p>
      <text:p text:style-name="Text_20_body">Tu vis dans un petit appartement au dessus de chez tes parents, dans un quartier populaire de la ville. Depuis que tu es dans la police les gens de ton quartier te regarde avec dégoût. Tu t'en moques, tu es content d'avoir pu sauver cette petite fille de la noyade. Ou bien d'avoir retrouver les vêtements de fille dans le coffre d'un violeur récidiviste. </text:p>
      <text:p text:style-name="Text_20_body">Sven a demandé à la meute de se réunir. Il doit avoir une bonne raison, sûrement en rapport avec le monde des esprits. C'est une tache bien difficile qui lui tombe dessus. Tu l'aides comme tu peux dans la limite de ta compréhension. Claudia est volontaire pour participer à la vie de la meute. Le côté individualiste de Ruth t'inquiète un peu. Tu as peur qu'elle se retrouve en danger sans frère pour l'aider. Christopher passe un peu pour une brute mais tu sais qu'il vaut mieux que ça. Il a juste beaucoup de mal à accepter sa nouvelle situation. </text:p>
      <text:p text:style-name="Text_20_body"/>
      <text:p text:style-name="Text_20_body">Comme d'habitude, tu as quitté ton travail vers 15 h. Il y a certains événements que tu as noté : </text:p>
      <text:p text:style-name="Text_20_body">-Le conseil d'économique de l'Europe se réunira à Dundalk la semaine prochaine. <text:s/>La préparation de ce sommet rend tout le monde nerveux. </text:p>
      <text:p text:style-name="Text_20_body">-Tu n'as pas eu beaucoup de détails mais un beau voiler se serait échoué sur une plage au sud de la ville. La nouvelle est tombé alors que tu avais déjà fini ta journée. Les équipes partait sur le lieu quand tu es rentré chez toi.</text:p>
      <text:p text:style-name="Text_20_body">-Plusieurs personnes ont rapporté la disparition de jeunes filles majeures (étudiantes pour la plus part). Vous ne pouvez pas faire grand chose. Elles sont grandes. </text:p>
      <text:p text:style-name="Text_20_body">-Une série de cambriolages a été commit dans de luxueuses villas. </text:p>
      <text:p text:style-name="Text_20_body">Il serait peut-être bon qu'une meute de loup-garou inspecte ça de plus près. </text:p>
      <text:h text:style-name="P9" text:outline-level="2"/>
      <text:h text:style-name="P10" text:outline-level="2">Dons:</text:h>
      <text:h text:style-name="Heading_20_3" text:outline-level="3">Sentir la malice : </text:h>
      <text:p text:style-name="Standard">Permet de repérer des êtres corrompu par des sentiments violents : haine, colère, jalousie.</text:p>
      <text:p text:style-name="Standard"/>
      <text:p text:style-name="Standard"><text:span text:style-name="T3">Jet de dés</text:span> : intelligence + Empathie + Sagesse vs Calme + instinct primal</text:p>
      <text:p text:style-name="P1">Cout<text:span text:style-name="T4">: </text:span></text:p>
      <text:p text:style-name="P3">Page: 135</text:p>
      <text:h text:style-name="Heading_20_3" text:outline-level="3">Langue déliée : </text:h>
      <text:p text:style-name="Standard">Faire parler les autres (encourage une personne à révéler des choses).</text:p>
      <text:p text:style-name="Standard"/>
      <text:p text:style-name="Standard"><text:span text:style-name="T3">Jet de dés</text:span> : manipulation + entregent + Sagesse vs Calme et instinct primal.</text:p>
      <text:p text:style-name="P1">Cout<text:span text:style-name="T4">: aucun</text:span></text:p>
      <text:p text:style-name="P3">Page: 110</text:p>
      <text:p text:style-name="Text_20_body"/>
      <text:h text:style-name="Heading_20_3" text:outline-level="3">Protection contre les prédateurs : </text:h>
      <text:p text:style-name="Standard">Avertit les autres prédateurs que ce territoire appartient à un prédateur.</text:p>
      <text:p text:style-name="Standard"><text:span text:style-name="T3">Jet de dés</text:span> : Présence + intimidation + honneur</text:p>
      <text:p text:style-name="P1">Cout<text:span text:style-name="T4">: aucun</text:span></text:p>
      <text:p text:style-name="P3">Page: 139</text:p>
      <text:p text:style-name="Text_20_body"/>
      <text:h text:style-name="P8" text:outline-level="1">Red head redemption</text:h>
      <text:p text:style-name="Standard">Nom: Ruth Murphy</text:p>
      <text:p text:style-name="P4"><text:span text:style-name="T1">Auspice:</text:span> Irraka</text:p>
      <text:p text:style-name="Text_20_body">-Tu es issue d'une famille irlandaise catholique assez aisée. Tes parents sont propriétaires d'un haras. Ils vendent des chevaux très réputés pour le saut d'obstacles. Ils vivent dans la région de Sligo (côte Ouest au nord de l'Irlande). Tu as vécu dans une famille très “irlandaise”. <text:s/>Depuis toute jeune, tu aimes faire des promenades dans le domaine de tes parents. C'était vital pour toi. Tu <text:s/>accompagnait souvent ton père à la chasse. L'idée de poursuivre une proie est plaisante (la tuer moins), c'est un défi que tu aimes relever. Tu as compris que ton tempérament était provoqué par ta condition de loup-garou. Tu es contente d'avoir pu quitter ta famille pour vivre seule. Tu es à Dundalk pour tes études de biologie. C'est ici que tu as subit ton premier changement.</text:p>
      <text:p text:style-name="Standard">Tu as compris beaucoup de chose sur toi-même depuis ton premier changement. L'envie de chasser est toujours là, 10 fois plus forte qu'avant. </text:p>
      <text:p text:style-name="Text_20_body"/>
      <text:p text:style-name="Text_20_body">Sven (le français ténébreux) souhaite réunir la meute. Tu sens que la soirée va être drôle. Sven est le genre de personne à crier au loup pour rien. C'est jamais dangereux, ça te fait rire même. Qu'est-ce qu'il vous réserve cette fois ? </text:p>
      <text:p text:style-name="Text_20_body">Dermot a confirmé que la réunion était importante. Dermot est un mec intelligent, il a probablement ses raisons pour confirmer le rendez-vous. Claudia est toujours partante pour tout. Elle est un peu trop dans son monde pour être utile dans les moments dangereux, Elle a été gravement blessé pendant la rencontre avec le meute « Pierres Blanches». Christopher est une personne avec tu t'entends bien. Vous êtes des personnes d'actions. Il ne semble cependant pas très motivé par cette vie. </text:p>
      <text:p text:style-name="Text_20_body">Enfin dans tous les cas, cette réunion tombe bien. Tu as remarqué des choses étranges, lors de ta ronde la nuit dernière. </text:p>
      <text:p text:style-name="Text_20_body">Une <text:s/>sorte de secte se réunit sur votre territoire à l'extrémité sud-est. Tu aimerais bien leur faire comprendre d'aller faire « mumuse » ailleurs. Leurs présences troublent la forêt et salissent votre territoire. Ils accomplissent des sortes des rituels païens. <text:s/>Tu n'as pas eu le temps de les observer très longtemps. Le lieu de rendez vous est un site néolithique. C'est probablement des hippies qui abusent de la « vervene de hollande ».</text:p>
      <text:h text:style-name="P10" text:outline-level="2">Dons:</text:h>
      <text:h text:style-name="Heading_20_3" text:outline-level="3">S'esquiver: </text:h>
      <text:p text:style-name="Standard">Ce don te permet de te détacher de tes liens. C'est le degré zero de la quête de liberté. Que ce soit une camisole, des menottes ou bien des chaines, tu t'en libères sans les endommagées.</text:p>
      <text:p text:style-name="Standard"/>
      <text:p text:style-name="Standard"><text:span text:style-name="T3">Jet de dés</text:span> : Aucun</text:p>
      <text:p text:style-name="P1">Cout<text:span text:style-name="T4">: un point d'essence</text:span></text:p>
      <text:p text:style-name="P3">Page: 132</text:p>
      <text:h text:style-name="Heading_20_3" text:outline-level="3">Poudre aux yeux : </text:h>
      <text:p text:style-name="Standard">Les gens ne se souviennent pas de ton passages. </text:p>
      <text:p text:style-name="Standard"><text:span text:style-name="T3">Jet de dés</text:span> : manipulation + subterfuge + ruse vs calme + instinct primal</text:p>
      <text:p text:style-name="P1">Cout<text:span text:style-name="T4">: aucun</text:span></text:p>
      <text:p text:style-name="P3">Page: 110</text:p>
      <text:h text:style-name="Heading_20_3" text:outline-level="3">Langue animale : </text:h>
      <text:p text:style-name="Standard">Parler/écouter avec/un animal. </text:p>
      <text:p text:style-name="Standard"/>
      <text:p text:style-name="Standard"><text:span text:style-name="T3">Jet de dés</text:span> : Manipulation + animal + pureté</text:p>
      <text:p text:style-name="P1">Cout<text:span text:style-name="T4">: aucun</text:span></text:p>
      <text:p text:style-name="P1">Page:<text:span text:style-name="T4"> 130</text:span></text:p>
      <text:h text:style-name="P8" text:outline-level="1">Etudiant Rugbyman</text:h>
      <text:p text:style-name="Standard"/>
      <text:p text:style-name="Standard">Nom: Christopher Morvant</text:p>
      <text:p text:style-name="P4"><text:span text:style-name="T1">Auspice:</text:span> Rahu</text:p>
      <text:p text:style-name="Standard">Tu es un étudiant français venu en Irlande pour une année spéciale de perfectionnement de rugby.</text:p>
      <text:p text:style-name="Standard">L'année prochaine, tu devais passer professionnel de rugby. Ta première transformation à changer un peu la donne. Tout au long de ton enfance, tu as été colérique et violent, tu comprends maintenant pourquoi. C'est la bête en toi qui a soif de violence. </text:p>
      <text:p text:style-name="P6">Tu apprends à te calmer et être plus utile à la meute. Cependant, tu regrettes tellement ton ignorance. Tu as l'impression que tout le monde te prends pour plus idiot que tu n'es. Tu es le plus jeune loup-garou de la meute.</text:p>
      <text:p text:style-name="P6">Tu sais que Dermot (le flic) calme un peu souvent tes initiatives. Claudia t'ignore plus qu'autre chose. Ruth t'aide un peu. Vous êtes un peu semblable : des personnes qui aiment l'action.</text:p>
      <text:p text:style-name="P6">Cela fait deux jours que ta copine ne répond pas à tes coups de fil. Ta relation avec elle bat de l'aile. Elle avait rendez-vous avec des copines dans un bar avant-hier soir (Déborah). <text:line-break/></text:p>
      <text:h text:style-name="Heading_20_3" text:outline-level="3">Changement partiel: </text:h>
      <text:p text:style-name="Standard">Tu peux changer une partie de ton corps dans la forme loup-garou que tu veux. Tu peux par exemple rester humain et changer uniquement ton nez afin d'améliorer ton sens olfactif pour chasser un adversaire. </text:p>
      <text:p text:style-name="Standard"/>
      <text:p text:style-name="Standard"><text:span text:style-name="T3">Jet de dés</text:span> : vigueur + survie + instinct primal</text:p>
      <text:p text:style-name="Standard"><text:span text:style-name="T3">Coût</text:span> : aucun ou <text:s/>1 point d'essence</text:p>
      <text:p text:style-name="Standard"><text:span text:style-name="T3">Page</text:span>: 121</text:p>
      <text:h text:style-name="Heading_20_3" text:outline-level="3">Volonté de Luna: </text:h>
      <text:p text:style-name="Standard"><text:s/>Le sujet obéit à un ordre de quelques mots. </text:p>
      <text:p text:style-name="Standard"/>
      <text:p text:style-name="Standard"><text:span text:style-name="T3">Jet de dés</text:span>: présence + intimidation + Gloire vs Calme + instinct primal</text:p>
      <text:p text:style-name="Standard">coût : 1 point de volonté. </text:p>
      <text:p text:style-name="Standard">Page: 107</text:p>
      <text:h text:style-name="Heading_20_3" text:outline-level="3">Clarté: </text:h>
      <text:p text:style-name="Standard">+5 au jet d'init. Peut aider pour attaquer le premier.</text:p>
      <text:p text:style-name="Standard"><text:span text:style-name="T3">Jet de dés</text:span> : aucun</text:p>
      <text:p text:style-name="Standard">coût : 1 point d'essence</text:p>
      <text:p text:style-name="Standard">Page: 138</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fr" fo:country="FR" style:letter-kerning="true" style:font-name-asian="Bitstream Vera Sans1" style:font-size-asian="12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7T18:47:08</meta:creation-date>
    <dc:date>2012-04-05T09:54:57</dc:date>
    <meta:editing-duration>PT65H16M19S</meta:editing-duration>
    <meta:editing-cycles>37</meta:editing-cycles>
    <meta:generator>OpenOffice.org/3.2$Linux OpenOffice.org_project/320m12$Build-9483</meta:generator>
    <meta:printed-by>Renaud </meta:printed-by>
    <meta:print-date>2011-05-13T13:00:17</meta:print-date>
    <dc:creator>Renaud </dc:creator>
    <meta:document-statistic meta:table-count="0" meta:image-count="0" meta:object-count="0" meta:page-count="10" meta:paragraph-count="134" meta:word-count="2304" meta:character-count="13187"/>
  </office:meta>
</office:document-meta>
</file>